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wGroupsOrNewsQuery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GroupsOrNewsQuery.isGM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GroupsOrNewsQuery.addDistribution( String distribu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wGroupsOrNewsQuery.get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GroupsOrNewsQuery.addNewsgroup( String newsgrou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wGroupsOrNewsQuery.NewGroupsOrNewsQuery( Calendar date , boolean gm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3">
            <text:p text:style-name="Table_20_Contents">13</text:p>
          </table:table-cell>
          <table:table-cell office:value-type="float" office:value="79">
            <text:p text:style-name="Table_20_Contents">79</text:p>
          </table:table-cell>
        </table:table-row>
        <table:table-row>
          <table:table-cell office:value-type="string">
            <text:p text:style-name="Table_20_Contents">NewGroupsOrNewsQuery.getDistribu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GroupsOrNewsQuery.getNewsgroup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GroupsOrNewsQuery.omitNewsgroup( String news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